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d7618" draw:textarea-horizontal-align="justify" draw:textarea-vertical-align="middle" draw:auto-grow-height="false" fo:min-height="0.568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d7618" draw:textarea-horizontal-align="justify" draw:textarea-vertical-align="middle" draw:auto-grow-height="false" fo:min-height="0.568cm" fo:min-width="0.744cm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d7618" draw:textarea-horizontal-align="justify" draw:textarea-vertical-align="middle" draw:auto-grow-height="false" fo:min-height="0.986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d7618" draw:textarea-horizontal-align="justify" draw:textarea-vertical-align="middle" draw:auto-grow-height="false" fo:min-height="0.99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ed761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19cm" svg:height="0.84cm" svg:x="9.75cm" svg:y="14.6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62cm" svg:height="0.84cm" svg:x="10.168cm" svg:y="14.62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1.258cm" svg:x="11.429cm" svg:y="13.3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19cm" svg:height="0.84cm" svg:x="11.429cm" svg:y="14.6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62cm" svg:height="0.84cm" svg:x="10.168cm" svg:y="15.88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21cm" svg:height="1.262cm" draw:transform="rotate (1.5707963267949) translate (10.168cm 15.884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8:52:44.968792666</meta:creation-date>
    <dc:date>2018-05-19T18:53:06.673989938</dc:date>
    <meta:editing-duration>PT22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